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CMU Serif2" svg:font-family="'CMU Serif'" style:font-adornments="Kurzíva" style:font-family-generic="roman" style:font-pitch="variable"/>
    <style:font-face style:name="CMU Serif" svg:font-family="'CMU Serif'" style:font-adornments="Roman" style:font-family-generic="roman" style:font-pitch="variable"/>
    <style:font-face style:name="CMU Serif3" svg:font-family="'CMU Serif'" style:font-adornments="Tučná kurzíva" style:font-family-generic="roman" style:font-pitch="variable"/>
    <style:font-face style:name="CMU Serif1" svg:font-family="'CMU Serif'" style:font-adornments="Tučné"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egret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3" style:family="paragraph" style:parent-style-name="Normal-text-no-indention">
      <style:text-properties officeooo:rsid="000e3699" officeooo:paragraph-rsid="000e3699"/>
    </style:style>
    <style:style style:name="P4" style:family="paragraph" style:parent-style-name="Normal-text-no-indention">
      <style:text-properties officeooo:rsid="000ef5ec" officeooo:paragraph-rsid="000ef5ec"/>
    </style:style>
    <style:style style:name="P5" style:family="paragraph" style:parent-style-name="Normal-text-no-indention">
      <style:text-properties officeooo:rsid="0012f711" officeooo:paragraph-rsid="0012f711"/>
    </style:style>
    <style:style style:name="P6" style:family="paragraph" style:parent-style-name="Heading_20_1" style:list-style-name="">
      <style:text-properties officeooo:rsid="000e3699" officeooo:paragraph-rsid="000e3699"/>
    </style:style>
    <style:style style:name="P7" style:family="paragraph" style:parent-style-name="Normal-text-no-indention" style:list-style-name="L1">
      <style:text-properties officeooo:rsid="000ef5ec" officeooo:paragraph-rsid="000ef5ec"/>
    </style:style>
    <style:style style:name="P8" style:family="paragraph" style:parent-style-name="Normal-text-no-indention" style:list-style-name="L3">
      <style:text-properties officeooo:rsid="000ef5ec" officeooo:paragraph-rsid="000ef5ec"/>
    </style:style>
    <style:style style:name="P9" style:family="paragraph" style:parent-style-name="Normal-text-no-indention" style:list-style-name="L5">
      <style:text-properties officeooo:rsid="000ef5ec" officeooo:paragraph-rsid="000ef5ec"/>
    </style:style>
    <style:style style:name="P10" style:family="paragraph" style:parent-style-name="Normal-text-no-indention" style:list-style-name="L1">
      <style:text-properties officeooo:rsid="0014d534" officeooo:paragraph-rsid="0014d534"/>
    </style:style>
    <style:style style:name="P11" style:family="paragraph" style:parent-style-name="Normal-text-no-indention" style:list-style-name="L1">
      <style:text-properties officeooo:rsid="001d2c3b" officeooo:paragraph-rsid="001d2c3b"/>
    </style:style>
    <style:style style:name="P12" style:family="paragraph" style:parent-style-name="Normal-text-no-indention" style:list-style-name="L2">
      <style:text-properties officeooo:rsid="001d2c3b" officeooo:paragraph-rsid="001d2c3b"/>
    </style:style>
    <style:style style:name="P13" style:family="paragraph" style:parent-style-name="Normal-text-no-indention" style:list-style-name="L1">
      <style:text-properties officeooo:rsid="0011e0a4" officeooo:paragraph-rsid="0011e0a4"/>
    </style:style>
    <style:style style:name="P14" style:family="paragraph" style:parent-style-name="Normal-text-no-indention" style:list-style-name="L4">
      <style:text-properties officeooo:rsid="0011e0a4" officeooo:paragraph-rsid="0011e0a4"/>
    </style:style>
    <style:style style:name="P15" style:family="paragraph" style:parent-style-name="Normal-text-no-indention" style:list-style-name="L2">
      <style:text-properties officeooo:rsid="0012f711" officeooo:paragraph-rsid="0012f711"/>
    </style:style>
    <style:style style:name="P16" style:family="paragraph" style:parent-style-name="Normal-text-no-indention" style:list-style-name="L2">
      <style:text-properties officeooo:rsid="0019da55" officeooo:paragraph-rsid="0019da55"/>
    </style:style>
    <style:style style:name="P17" style:family="paragraph" style:parent-style-name="Normal-text-no-indention" style:list-style-name="L3">
      <style:text-properties officeooo:rsid="00111a27" officeooo:paragraph-rsid="00111a27"/>
    </style:style>
    <style:style style:name="P18" style:family="paragraph" style:parent-style-name="Normal-text-no-indention" style:list-style-name="L5">
      <style:text-properties officeooo:rsid="000e3699" officeooo:paragraph-rsid="000e3699"/>
    </style:style>
    <style:style style:name="T1" style:family="text">
      <style:text-properties officeooo:rsid="000ef5ec"/>
    </style:style>
    <style:style style:name="T2" style:family="text">
      <style:text-properties officeooo:rsid="0011e0a4"/>
    </style:style>
    <style:style style:name="T3" style:family="text">
      <style:text-properties officeooo:rsid="0019da55"/>
    </style:style>
    <style:style style:name="T4" style:family="text">
      <style:text-properties officeooo:rsid="001b6b6f"/>
    </style:style>
    <style:style style:name="T5" style:family="text">
      <style:text-properties officeooo:rsid="001d2c3b"/>
    </style:style>
    <style:style style:name="T6" style:family="text">
      <style:text-properties officeooo:rsid="001def87"/>
    </style:style>
    <style:style style:name="T7" style:family="text">
      <style:text-properties officeooo:rsid="001fd157"/>
    </style:style>
    <style:style style:name="T8" style:family="text">
      <style:text-properties officeooo:rsid="0020c370"/>
    </style:style>
    <style:style style:name="T9" style:family="text">
      <style:text-properties officeooo:rsid="00220085"/>
    </style:style>
    <style:style style:name="T10" style:family="text">
      <style:text-properties officeooo:rsid="00222d9e"/>
    </style:style>
    <style:style style:name="T11" style:family="text">
      <style:text-properties officeooo:rsid="0022e9b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h text:style-name="P6" text:outline-level="1">Požadavky na semestrální práci</text:h>
      <text:p text:style-name="P4">Požadavky na funkčnost aplikace:</text:p>
      <text:list xml:id="list4485388861803397640" text:style-name="L1">
        <text:list-item>
          <text:p text:style-name="P7">Veškeré číselníkové tabulky musí být editovatelné (CRUD)</text:p>
        </text:list-item>
        <text:list-item>
          <text:p text:style-name="P7">Aplikace musí obsahovat správu uživatelů</text:p>
        </text:list-item>
        <text:list-item>
          <text:p text:style-name="P7">Nutná aplikační logika </text:p>
          <text:list>
            <text:list-item>
              <text:p text:style-name="P7">Bude vycházet z aktivity diagramu – mělo by se jednat o aktivitu, která je jádrem bussinessu <text:span text:style-name="T2">(u eshopu se jedná o provedení objednávky, reklamace, vrácení zboží atp.; u rezervačního systému se jedná o proces rezervace, zrušení atd…) – p</text:span>řihlášení, <text:span text:style-name="T6">odhlášení a </text:span>registrace není vhodná aktivita; <text:span text:style-name="T7">vyplnění jednoho formuláře také není aplikační logika.</text:span></text:p>
            </text:list-item>
          </text:list>
        </text:list-item>
        <text:list-item>
          <text:p text:style-name="P7">Aplikace by měla pokrývat případy užití z use case diagramu</text:p>
        </text:list-item>
        <text:list-item>
          <text:p text:style-name="P10">Podpora zabezpečeného přístupu (přihlášení do aplikace, <text:span text:style-name="T3">role, atp.</text:span>)</text:p>
        </text:list-item>
        <text:list-item>
          <text:p text:style-name="P7">Minimálně 3 uživatelské role (neregistrovaný, registrovaný, administrátor)</text:p>
        </text:list-item>
        <text:list-item>
          <text:p text:style-name="P7">Aplikace musí umožnit export dat do <text:span text:style-name="T7">JSONu/XML</text:span> – exportovaná data se musí nabídnout uživateli ke stažení <text:span text:style-name="T2">(opět data, která jsou jádrem bussinessu – u eshopu se může jednat o export zboží)</text:span></text:p>
        </text:list-item>
        <text:list-item>
          <text:p text:style-name="P11">Aplikace musí umožnit import JSON/<text:span text:style-name="T8">XML</text:span> souboru (stačí do jedné tabulky)</text:p>
        </text:list-item>
        <text:list-item>
          <text:p text:style-name="P13">Vybraná stránka musí být optimalizovaná pro tisk (u eshopu se může jednat například o seznam objednávek, nebo fakturu)</text:p>
        </text:list-item>
      </text:list>
      <text:p text:style-name="P4"/>
      <text:p text:style-name="P5">Další požadavky:</text:p>
      <text:list xml:id="list446581136892388836" text:style-name="L2">
        <text:list-item>
          <text:p text:style-name="P15"><text:span text:style-name="T7">Validní</text:span> HTML kód</text:p>
        </text:list-item>
        <text:list-item>
          <text:p text:style-name="P15"><text:span text:style-name="T7">Sémantický</text:span> – využití tagů nav, footer, header, article, section</text:p>
        </text:list-item>
        <text:list-item>
          <text:p text:style-name="P15"><text:span text:style-name="T7">Responzivní</text:span> – přizbůsobení pro mobilní zařízení <text:span text:style-name="T7">a tiskárnu</text:span></text:p>
        </text:list-item>
        <text:list-item>
          <text:p text:style-name="P15">CSS formátování – <text:span text:style-name="T7">nepoužívat CSS framework</text:span></text:p>
        </text:list-item>
        <text:list-item>
          <text:p text:style-name="P16"><text:span text:style-name="T7">U v</text:span>ešker<text:span text:style-name="T7">ého převzatého kódu </text:span>uveďte zdroj</text:p>
        </text:list-item>
        <text:list-item>
          <text:p text:style-name="P16">Veškerý použitý kód si musíte obhájit <text:span text:style-name="T5">(i ten, který jste nepsali)</text:span></text:p>
        </text:list-item>
        <text:list-item>
          <text:p text:style-name="P12"><text:span text:style-name="T7">Minimálně</text:span> jedna relace M:N</text:p>
        </text:list-item>
      </text:list>
      <text:p text:style-name="P4"/>
      <text:p text:style-name="P4">Doporučení: </text:p>
      <text:list xml:id="list8348099761817921988" text:style-name="L3">
        <text:list-item>
          <text:p text:style-name="P8"><text:span text:style-name="T7">Alespoň</text:span> <text:span text:style-name="T9">7</text:span> databázových tabulek <text:span text:style-name="T4">(minimálně jedna M:N)</text:span></text:p>
        </text:list-item>
        <text:list-item>
          <text:p text:style-name="P17"><text:span text:style-name="T7">Pro</text:span> kreslení UML diagramů můžete využít online bezplatnou aplikaci draw.io</text:p>
        </text:list-item>
      </text:list>
      <text:p text:style-name="P3"/>
      <text:p text:style-name="P3">Termíny pro odevzdání dílčích částí:</text:p>
      <text:list xml:id="list1781412655645864424" text:style-name="L4">
        <text:list-item>
          <text:p text:style-name="P14">Podání návrhů na aplikaci – <text:span text:style-name="T11">4</text:span>. cvičení</text:p>
        </text:list-item>
      </text:list>
      <text:list xml:id="list1691768346697785298" text:style-name="L5">
        <text:list-item>
          <text:p text:style-name="P18">Rich picture <text:span text:style-name="T1">– 4. cvičení</text:span></text:p>
        </text:list-item>
        <text:list-item>
          <text:p text:style-name="P18">UML use case diagram –<text:span text:style-name="T1"> 5. cvičení</text:span></text:p>
        </text:list-item>
        <text:list-item>
          <text:p text:style-name="P18">UML activity diagram –<text:span text:style-name="T1"> 5. cvičení</text:span></text:p>
        </text:list-item>
        <text:list-item>
          <text:p text:style-name="P9">Databázové schéma – <text:span text:style-name="T11">6</text:span>. cvičen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CMU Serif2" svg:font-family="'CMU Serif'" style:font-adornments="Kurzíva" style:font-family-generic="roman" style:font-pitch="variable"/>
    <style:font-face style:name="CMU Serif" svg:font-family="'CMU Serif'" style:font-adornments="Roman" style:font-family-generic="roman" style:font-pitch="variable"/>
    <style:font-face style:name="CMU Serif3" svg:font-family="'CMU Serif'" style:font-adornments="Tučná kurzíva" style:font-family-generic="roman" style:font-pitch="variable"/>
    <style:font-face style:name="CMU Serif1" svg:font-family="'CMU Serif'" style:font-adornments="Tučné"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egreta"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fo:color="#333333" style:font-name="CMU Serif" fo:font-family="'CMU Serif'" style:font-style-name="Roman" style:font-family-generic="roman"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loext:contextual-spacing="false"/>
      <style:text-properties fo:color="#333333"/>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MU Serif" fo:font-family="'CMU Serif'" style:font-style-name="Roman" style:font-family-generic="roman" style:font-pitch="variable" fo:font-size="26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loext:contextual-spacing="false" fo:text-indent="0in" style:auto-text-indent="false" fo:keep-with-next="always"/>
      <style:text-properties fo:color="#333333" style:font-name="CMU Serif1" fo:font-family="'CMU Serif'" style:font-style-name="Tučné" style:font-family-generic="roman"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loext:contextual-spacing="false" fo:text-indent="0in" style:auto-text-indent="false" fo:keep-with-next="always"/>
      <style:text-properties style:font-name="CMU Serif1" fo:font-family="'CMU Serif'" style:font-style-name="Tučné" style:font-family-generic="roman"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loext:contextual-spacing="false" fo:text-indent="0in" style:auto-text-indent="false" fo:keep-with-next="always"/>
      <style:text-properties style:font-name="CMU Serif2" fo:font-family="'CMU Serif'" style:font-style-name="Kurzíva" style:font-family-generic="roman"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loext:contextual-spacing="false" fo:text-indent="0in" style:auto-text-indent="false" fo:keep-with-next="always"/>
      <style:text-properties style:font-name="CMU Serif" fo:font-family="'CMU Serif'" style:font-style-name="Roman" style:font-family-generic="roman"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loext: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CMU Serif" fo:font-family="'CMU Serif'" style:font-style-name="Roman"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CMU Serif" fo:font-family="'CMU Serif'" style:font-style-name="Roman" style:font-family-generic="roman"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language="en" fo:country="GB"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0783in" fo:margin-bottom="0in" loext:contextual-spacing="false" style:page-number="auto"/>
      <style:text-properties style:font-name="CMU Serif3" fo:font-family="'CMU Serif'" style:font-style-name="Tučná kurzí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loext:contextual-spacing="false"/>
      <style:text-properties style:font-name="CMU Serif3" fo:font-family="'CMU Serif'" style:font-style-name="Tučná kurzí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CMU Serif" fo:font-family="'CMU Serif'" style:font-style-name="Roman" style:font-family-generic="roman" style:font-pitch="variable"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1654in" fo:margin-bottom="0.3189in" loext:contextual-spacing="false" fo:text-align="center" style:justify-single-word="false" fo:text-indent="0in" style:auto-text-indent="false" text:number-lines="false" text:line-number="0"/>
      <style:text-properties fo:color="#333333" style:font-name="CMU Serif1" fo:font-family="'CMU Serif'" style:font-style-name="Tučné" style:font-family-generic="roman"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2165in" fo:margin-right="0in" fo:margin-top="0.122in" fo:margin-bottom="0in" loext:contextual-spacing="false" fo:line-height="100%" fo:text-indent="-0.2165in" style:auto-text-indent="false" fo:background-color="transparent">
        <style:tab-stops>
          <style:tab-stop style:position="0.0035in"/>
          <style:tab-stop style:position="5.6634in" style:type="right" style:leader-style="dotted" style:leader-text="."/>
        </style:tab-stops>
      </style:paragraph-properties>
      <style:text-properties fo:text-transform="uppercase" fo:color="#333333" style:font-name="CMU Serif1" fo:font-family="'CMU Serif'" style:font-style-name="Tučné"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loext:contextual-spacing="false" fo:line-height="100%" fo:text-indent="-0.2756in" style:auto-text-indent="false">
        <style:tab-stops/>
      </style:paragraph-properties>
      <style:text-properties fo:font-variant="small-caps" style:font-name="CMU Serif" fo:font-family="'CMU Serif'" style:font-style-name="Roman"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CMU Serif2" fo:font-family="'CMU Serif'" style:font-style-name="Kurzí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0.9055in" fo:margin-right="0in" fo:margin-top="0.0236in" fo:margin-bottom="0in" loext:contextual-spacing="false" fo:text-indent="-0.4134in" style:auto-text-indent="false" style:page-number="auto" fo:background-color="transparent" style:shadow="none">
        <style:tab-stops/>
      </style:paragraph-properties>
      <style:text-properties style:font-name="CMU Serif" fo:font-family="'CMU Serif'" style:font-style-name="Roman"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loext:contextual-spacing="false" fo:text-indent="-0.472in" style:auto-text-indent="false">
        <style:tab-stops/>
      </style:paragraph-properties>
      <style:text-properties style:font-name="Times New Roman1"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CMU Serif1" fo:font-family="'CMU Serif'" style:font-style-name="Tučné" style:font-family-generic="roman"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CMU Serif" fo:font-family="'CMU Serif'" style:font-style-name="Roman"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CMU Serif1" fo:font-family="'CMU Serif'" style:font-style-name="Tučné" style:font-family-generic="roman"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CMU Serif" fo:font-family="'CMU Serif'" style:font-style-name="Roman"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CMU Serif1" fo:font-family="'CMU Serif'" style:font-style-name="Tučné" style:font-family-generic="roman"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in" fo:margin-right="0in" fo:text-indent="0in" style:auto-text-indent="false" style:page-number="auto" fo:background-color="transparent">
        <style:tab-stops>
          <style:tab-stop style:position="5.7681in" style:type="right" style:leader-style="dotted" style:leader-text="."/>
        </style:tab-stops>
      </style:paragraph-properties>
      <style:text-properties style:font-name="CMU Serif" fo:font-family="'CMU Serif'" style:font-style-name="Roman"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text-properties fo:font-size="6pt"/>
    </style:style>
    <style:style style:name="Heading-Appendices" style:family="paragraph" style:parent-style-name="Standard"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1.4752in" fo:margin-right="0in" fo:line-height="105%" fo:text-align="end" style:justify-single-word="false" fo:text-indent="-1.4752in"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in" fo:margin-bottom="0in"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loext:contextual-spacing="false" fo:text-align="center" style:justify-single-word="false"/>
      <style:text-properties style:font-name="CMU Serif2" fo:font-family="'CMU Serif'" style:font-style-name="Kurzíva" style:font-family-generic="roman" style:font-pitch="variable" fo:font-style="italic" fo:font-weight="normal"/>
    </style:style>
    <style:style style:name="List-of-abbreviations-Heading" style:family="paragraph" style:parent-style-name="Table_20_index_20_heading">
      <style:paragraph-properties fo:margin-top="0.1654in" fo:margin-bottom="0.161in" loext: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1" fo:font-family="Arial" style:font-style-name="Negreta" style:font-family-generic="swiss" style:font-pitch="variable"/>
    </style:style>
    <style:style style:name="Normal-text-no-indention" style:family="paragraph" style:parent-style-name="Standard">
      <style:paragraph-properties fo:margin-left="0in" fo:margin-right="0in" fo:text-indent="0in" style:auto-text-indent="false"/>
      <style:text-properties fo:color="#333333"/>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1965in" style:auto-text-indent="false" style:page-number="auto" fo:background-color="transparent">
        <style:tab-stops/>
      </style:paragraph-properties>
      <style:text-properties style:font-name="CMU Serif" fo:font-family="'CMU Serif'" style:font-style-name="Roman" style:font-family-generic="roman" style:font-pitch="variable" fo:language="en" fo:country="GB" fo:font-weight="normal" style:letter-kerning="true" fo:hyphenate="true" fo:hyphenation-remain-char-count="2" fo:hyphenation-push-char-count="2"/>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Line_20_numbering" style:display-name="Line numbering" style:family="text"/>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0.5in" fo:margin-left="1.5in" fo:margin-right="1in" fo:background-color="transparent" style:writing-mode="lr-tb" style:layout-grid-color="#c0c0c0" style:layout-grid-lines="1456" style:layout-grid-base-height="0.1945in" style:layout-grid-ruby-height="0.0555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Patka"/>
    <style:master-page style:name="Footnote" style:page-layout-name="Mpm3"/>
    <style:master-page style:name="Endnote" style:page-layout-name="Mpm3"/>
    <style:master-page style:name="Patka" style:page-layout-name="Mpm4">
      <style:footer>
        <text:p text:style-name="MP1"><text:page-number style:num-format="1" text:select-page="current">0</text:page-number></text:p>
      </style:footer>
    </style:master-page>
    <style:master-page style:name="Textseiten" style:page-layout-name="Mpm5">
      <style:header>
        <text:p text:style-name="MP2"><text:chapter text:display="number" text:outline-level="1"/>. <text:chapter text:display="name" text:outline-level="1"/></text:p>
      </style:header>
    </style:master-page>
    <style:master-page style:name="Anhän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4-03-28T21:25:12</meta:creation-date>
    <dc:language>de-DE</dc:language>
    <meta:editing-cycles>23</meta:editing-cycles>
    <meta:editing-duration>PT1H45M40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8-10-07T20:51:33.750389719</dc:date>
    <meta:document-statistic meta:table-count="0" meta:image-count="0" meta:object-count="0" meta:page-count="1" meta:paragraph-count="31" meta:word-count="275" meta:character-count="1787" meta:non-whitespace-character-count="1552"/>
    <meta:user-defined meta:name="Info 2"/>
    <meta:user-defined meta:name="Info 3"/>
    <meta:user-defined meta:name="Info 4"/>
    <meta:user-defined meta:name="License">&lt;a href=" http://www.gnu.org/licenses/lgpl.html"&gt;LGPL&lt;/a&gt;</meta:user-defined>
  </office:meta>
</office:document-meta>
</file>